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23" calcext:value-type="float">
            <text:p>1123</text:p>
          </table:table-cell>
          <table:table-cell table:style-name="ce7" table:formula="of:=COUNTIF([.B7:.B1000000];&quot;X&quot;)" office:value-type="float" office:value="968" calcext:value-type="float">
            <text:p>968</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5" calcext:value-type="float">
            <text:p>75</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5" calcext:value-type="float">
            <text:p>125</text:p>
          </table:table-cell>
          <table:table-cell table:style-name="ce25" table:formula="of:=SUM([.B2:.F2])" office:value-type="float" office:value="1188" calcext:value-type="float">
            <text:p>11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3" table:number-rows-repeated="12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8">00/00/0000</text:date>, <text:time style:data-style-name="N2" text:time-value="22:29:07.9456406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08T22:30:46.502081549</dc:date>
    <meta:editing-duration>P1DT6H39M1S</meta:editing-duration>
    <meta:editing-cycles>1126</meta:editing-cycles>
    <meta:document-statistic meta:table-count="1" meta:cell-count="6766" meta:object-count="0"/>
  </office:meta>
</office:document-meta>
</file>